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c850e" officeooo:paragraph-rsid="000c850e"/>
    </style:style>
    <style:style style:name="P2" style:family="paragraph" style:parent-style-name="Standard">
      <style:text-properties officeooo:rsid="000ca1c4" officeooo:paragraph-rsid="000ca1c4"/>
    </style:style>
    <style:style style:name="P3" style:family="paragraph" style:parent-style-name="Standard">
      <style:text-properties officeooo:rsid="000e862e" officeooo:paragraph-rsid="000e862e"/>
    </style:style>
    <style:style style:name="T1" style:family="text">
      <style:text-properties officeooo:rsid="000ca1c4"/>
    </style:style>
    <style:style style:name="T2" style:family="text">
      <style:text-properties officeooo:rsid="000e86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seudo code for giphtastic </text:p>
      <text:p text:style-name="P1"/>
      <text:p text:style-name="P1">start with the index and <text:span text:style-name="T1">picked a theme</text:span></text:p>
      <text:p text:style-name="P1"/>
      <text:p text:style-name="P2">created a reset css</text:p>
      <text:p text:style-name="P2"/>
      <text:p text:style-name="P2">then added <text:span text:style-name="T2">style for the background in css </text:span></text:p>
      <text:p text:style-name="P2"/>
      <text:p text:style-name="P3">went into java and configured it when you click the buttons gifs should appear and when you click them they should play the gif</text:p>
      <text:p text:style-name="P3"/>
      <text:p text:style-name="P3">then touch up any discrepancies in the code 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2T22:55:03.835000000</meta:creation-date>
    <dc:date>2018-09-22T23:21:42</dc:date>
    <meta:editing-duration>PT6M16S</meta:editing-duration>
    <meta:editing-cycles>1</meta:editing-cycles>
    <meta:document-statistic meta:table-count="0" meta:image-count="0" meta:object-count="0" meta:page-count="1" meta:paragraph-count="6" meta:word-count="56" meta:character-count="299" meta:non-whitespace-character-count="246"/>
    <meta:generator>LibreOffice/6.0.5.2$Windows_X86_64 LibreOffice_project/54c8cbb85f300ac59db32fe8a675ff7683cd5a16</meta:generator>
  </office:meta>
</office:document-meta>
</file>